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ole-draw-aspect="1" draw:frame-display-border="false" draw:frame-margin-horizontal="0px" draw:frame-margin-vertical="0px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1" text:anchor-type="page" text:anchor-page-number="1" svg:x="0cm" svg:y="0cm" svg:width="16.96cm" svg:height="1.588cm" draw:z-index="0">
        <draw:floating-frame draw:frame-name="aswift_2"/>
      </draw:frame>
      <text:p text:style-name="Text_20_body">In the <text:a xlink:type="simple" xlink:href="http://quiz.geeksforgeeks.org/queue-set-1introduction-and-array-implementation/" office:target-frame-name="_blank" xlink:show="new" text:style-name="Internet_20_link" text:visited-style-name="Visited_20_Internet_20_Link">previous post</text:a>, we introduced Queue and discussed array implementation. In this post, linked list implementation is discussed. The following two main operations must be implemented efficiently.</text:p>
      <text:p text:style-name="Text_20_body">In a Queue data structure, we maintain two pointers, <text:span text:style-name="Emphasis">front</text:span> and <text:span text:style-name="Emphasis">rear</text:span>. The <text:span text:style-name="Emphasis">front</text:span> points the first item of queue and <text:span text:style-name="Emphasis">rear</text:span> points to last item.</text:p>
      <text:p text:style-name="Text_20_body"><text:span text:style-name="Strong_20_Emphasis">enQueue()</text:span> This operation adds a new node after <text:span text:style-name="Emphasis">rear </text:span>and moves <text:span text:style-name="Emphasis">rear</text:span> to the next node.</text:p>
      <text:p text:style-name="Text_20_body"><text:bookmark text:name="aswift_2_expand"/><text:bookmark text:name="aswift_2_anchor"/></text:p>
      <text:p text:style-name="Text_20_body"><text:span text:style-name="Strong_20_Emphasis">deQueue()</text:span> This operation removes the front node and moves <text:span text:style-name="Emphasis">front</text:span> to the next nod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23:51:00.842909913</meta:creation-date>
    <dc:date>2019-01-03T23:51:42.036676302</dc:date>
    <meta:editing-duration>PT41S</meta:editing-duration>
    <meta:editing-cycles>1</meta:editing-cycles>
    <meta:document-statistic meta:table-count="0" meta:image-count="0" meta:object-count="1" meta:page-count="1" meta:paragraph-count="4" meta:word-count="84" meta:character-count="503" meta:non-whitespace-character-count="423"/>
    <meta:generator>LibreOffice/6.0.7.3$Linux_X86_64 LibreOffice_project/00m0$Build-3</meta:generator>
  </office:meta>
</office:document-meta>
</file>